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style:font-weight-complex="bold"/>
    </style:style>
    <style:style style:name="P14" style:parent-style-name="Standard" style:family="paragraph">
      <style:text-properties style:font-weight-complex="bold"/>
    </style:style>
    <style:style style:name="P15" style:parent-style-name="Standard" style:family="paragraph">
      <style:text-properties style:font-weight-complex="bold"/>
    </style:style>
    <style:style style:name="P16" style:parent-style-name="Standard" style:family="paragraph">
      <style:text-properties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fo:font-weight="bold" style:font-weight-asian="bold" style:font-weight-complex="bold"/>
    </style:style>
    <style:style style:name="T19" style:parent-style-name="Absatz-Standardschriftart" style:family="text">
      <style:text-properties style:font-weight-complex="bold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T21" style:parent-style-name="Absatz-Standardschriftart" style:family="text">
      <style:text-properties fo:font-weight="bold" style:font-weight-asian="bold" style:font-weight-complex="bold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style:font-weight-complex="bold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style:font-weight-complex="bold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T27" style:parent-style-name="Absatz-Standardschriftart" style:family="text">
      <style:text-properties style:font-weight-complex="bold"/>
    </style:style>
    <style:style style:name="T28" style:parent-style-name="Absatz-Standardschriftart" style:family="text">
      <style:text-properties fo:font-weight="bold" style:font-weight-asian="bold" style:font-weight-complex="bold"/>
    </style:style>
    <style:style style:name="T29" style:parent-style-name="Absatz-Standardschriftart" style:family="text">
      <style:text-properties style:font-weight-complex="bold"/>
    </style:style>
    <style:style style:name="T30" style:parent-style-name="Absatz-Standardschriftart" style:family="text">
      <style:text-properties fo:font-weight="bold" style:font-weight-asian="bold" style:font-weight-complex="bold"/>
    </style:style>
    <style:style style:name="T31" style:parent-style-name="Absatz-Standardschriftart" style:family="text">
      <style:text-properties style:font-weight-complex="bold"/>
    </style:style>
    <style:style style:name="T32" style:parent-style-name="Absatz-Standardschriftart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T36" style:parent-style-name="Absatz-Standardschriftart" style:family="text">
      <style:text-properties fo:font-weight="bold" style:font-weight-asian="bold"/>
    </style:style>
    <style:style style:name="P37" style:parent-style-name="Standard" style:family="paragraph">
      <style:paragraph-properties fo:text-indent="0.4923in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P40" style:parent-style-name="Standard" style:family="paragraph">
      <style:paragraph-properties style:text-autospace="none" style:vertical-align="auto"/>
      <style:text-properties fo:hyphenate="true"/>
    </style:style>
    <style:style style:name="P41" style:parent-style-name="Standard" style:family="paragraph">
      <style:paragraph-properties style:text-autospace="none" style:vertical-align="auto"/>
      <style:text-properties fo:hyphenate="true"/>
    </style:style>
    <style:style style:name="P42" style:parent-style-name="Standard" style:family="paragraph">
      <style:paragraph-properties style:text-autospace="none" style:vertical-align="auto"/>
      <style:text-properties fo:hyphenate="true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P45" style:parent-style-name="Standard" style:family="paragraph">
      <style:paragraph-properties style:text-autospace="none" style:vertical-align="auto"/>
      <style:text-properties fo:hyphenate="true"/>
    </style:style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P48" style:parent-style-name="Standard" style:family="paragraph">
      <style:paragraph-properties style:text-autospace="none" style:vertical-align="auto"/>
      <style:text-properties fo:hyphenate="true"/>
    </style:style>
    <style:style style:name="T49" style:parent-style-name="Absatz-Standardschriftart" style:family="text">
      <style:text-properties fo:font-weight="bold" style:font-weight-asian="bold"/>
    </style:style>
    <style:style style:name="P50" style:parent-style-name="Standard" style:family="paragraph">
      <style:paragraph-properties style:text-autospace="none" style:vertical-align="auto"/>
      <style:text-properties fo:hyphenate="true"/>
    </style:style>
    <style:style style:name="T51" style:parent-style-name="Absatz-Standardschriftart" style:family="text">
      <style:text-properties fo:font-weight="bold" style:font-weight-asian="bold"/>
    </style:style>
    <style:style style:name="P52" style:parent-style-name="Standard" style:family="paragraph">
      <style:paragraph-properties style:text-autospace="none" style:vertical-align="auto"/>
      <style:text-properties fo:hyphenate="true"/>
    </style:style>
    <style:style style:name="T53" style:parent-style-name="Absatz-Standardschriftart" style:family="text">
      <style:text-properties fo:font-weight="bold" style:font-weight-asian="bold"/>
    </style:style>
    <style:style style:name="P54" style:parent-style-name="Standard" style:family="paragraph">
      <style:paragraph-properties style:text-autospace="none" style:vertical-align="auto"/>
      <style:text-properties fo:hyphenate="true"/>
    </style:style>
    <style:style style:name="P55" style:parent-style-name="Standard" style:family="paragraph">
      <style:paragraph-properties style:text-autospace="none" style:vertical-align="auto"/>
      <style:text-properties fo:hyphenate="true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P58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9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60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61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62" style:parent-style-name="Standard" style:family="paragraph">
      <style:paragraph-properties style:text-autospace="none" style:vertical-align="auto" fo:text-indent="0.4923in"/>
      <style:text-properties fo:hyphenate="true"/>
    </style:style>
    <style:style style:name="T63" style:parent-style-name="Absatz-Standardschriftart" style:family="text">
      <style:text-properties fo:font-weight="bold" style:font-weight-asian="bold"/>
    </style:style>
    <style:style style:name="T64" style:parent-style-name="Absatz-Standardschriftart" style:family="text">
      <style:text-properties fo:font-weight="bold" style:font-weight-asian="bold"/>
    </style:style>
    <style:style style:name="P65" style:parent-style-name="Standard" style:family="paragraph">
      <style:paragraph-properties style:text-autospace="none" style:vertical-align="auto" fo:text-indent="0.4923in"/>
      <style:text-properties fo:hyphenate="true"/>
    </style:style>
    <style:style style:name="T66" style:parent-style-name="Absatz-Standardschriftart" style:family="text">
      <style:text-properties fo:font-weight="bold" style:font-weight-asian="bold"/>
    </style:style>
    <style:style style:name="P67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68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69" style:parent-style-name="Standard" style:family="paragraph">
      <style:paragraph-properties style:text-autospace="none" style:vertical-align="auto"/>
      <style:text-properties fo:hyphenate="true"/>
    </style:style>
    <style:style style:name="T70" style:parent-style-name="Absatz-Standardschriftart" style:family="text">
      <style:text-properties fo:font-weight="bold" style:font-weight-asian="bold"/>
    </style:style>
    <style:style style:name="P71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72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73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74" style:parent-style-name="Standard" style:family="paragraph">
      <style:paragraph-properties style:text-autospace="none" style:vertical-align="auto"/>
      <style:text-properties fo:hyphenate="tru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BayesLSH Algorithmus</text:p>
      <text:p text:style-name="P2"/>
      <text:p text:style-name="Standard"><text:span text:style-name="T3">Input:</text:span><text:s/>Eine Menge von Dokumentpaaren C, Ein Ähnlichkeitsgrenzwert t, ein Abrufsparameter<text:s/>a, Genauigkeitsparameters δ, γ<text:s/><text:span text:style-name="T4">∈</text:span><text:s/>(0,1)</text:p>
      <text:p text:style-name="P5"/>
      <text:p text:style-name="Standard"><text:span text:style-name="T6">Output:</text:span><text:s/>Eine Menge O von Paare<text:s/>(x, y) zusammen mit Ähnlichkeitsschatzungen<text:s/><text:bookmark-start text:name="result_box"/><text:bookmark-end text:name="result_box"/>Ŝ x, y</text:p>
      <text:p text:style-name="Standard"/>
      <text:p text:style-name="P7">Pseudocode:</text:p>
      <text:p text:style-name="Standard">import class comparable</text:p>
      <text:p text:style-name="Standard"/>
      <text:p text:style-name="P8"/>
      <text:p text:style-name="P9"/>
      <text:p text:style-name="Standard">Aehnlichkeitsschaetzung (C, t, a, g, e)</text:p>
      <text:p text:style-name="Standard"/>
      <text:p text:style-name="Standard"><text:span text:style-name="T10">Input:</text:span><text:s/>Array von Dokumentenpaare C, Dokumentenpaare I</text:p>
      <text:p text:style-name="Standard"><text:span text:style-name="T11">Output:</text:span><text:s/>Ähnlichkeitsschätzungen zu jedem Paar (x, y) und ein Array O von Dokumentenpaare (x, y)</text:p>
      <text:p text:style-name="Standard"/>
      <text:p text:style-name="Standard"><text:span text:style-name="T12">Entitäten beschneiden: A</text:span><text:span text:style-name="T13">bbau der falsch positiven Entitätenpaare /Dokumentenpaare</text:span></text:p>
      <text:p text:style-name="P14">H(x): Hash des Dokuments x aus dem Dokumentenpaar (x, y)</text:p>
      <text:p text:style-name="P15">H(y): Hash des Dokuments y aus dem Dokumentenpaar (x, y)</text:p>
      <text:p text:style-name="P16">Pr: = Wahrscheinlichkeit, dass die Ähnlichkeit ist großer als der Ähnlichkeitsgrenzwert t<text:line-break/>S: = Ähnlichkeit (zufällige Variable bei Pr)<text:line-break/>p: = posterior Verteilung (Bayes Satz)</text:p>
      <text:p text:style-name="Standard"><draw:frame draw:style-name="a0" text:anchor-type="as-char" svg:x="0in" svg:y="0in" svg:width="0.09167in" svg:height="0.20833in" style:rel-width="scale" style:rel-height="scale"><draw:object xlink:href="Object 1/" xlink:type="simple" xlink:show="embed" xlink:actuate="onLoad"/></draw:frame><text:s/>: = similarity estimate</text:p>
      <text:p text:style-name="Standard"><text:span text:style-name="T17">Laut<text:s/></text:span><text:span text:style-name="T18">[LRL14]<text:s/></text:span><text:span text:style-name="T19">der Ähnlichkeitsgrenzwert<text:s/></text:span><text:span text:style-name="T20">t =(1/b)</text:span><text:span text:style-name="T21"><text:s/></text:span><text:span text:style-name="T22">^1/r<text:s/></text:span><text:span text:style-name="T23">(</text:span><text:span text:style-name="T24">b = band [Bandbreite]<text:s/></text:span><text:span text:style-name="T25">und<text:s/></text:span><text:span text:style-name="T26">r= row [Zeile]<text:s/></text:span><text:span text:style-name="T27">, wobei für eine Anzahl an Hashes<text:s/></text:span><text:span text:style-name="T28">h, b<text:s/></text:span><text:span text:style-name="T29">und<text:s/></text:span><text:span text:style-name="T30">r</text:span><text:span text:style-name="T31"><text:s/>müssen so ausgewählt werden, dass<text:s/></text:span><text:span text:style-name="T32">h= br.</text:span></text:p>
      <text:p text:style-name="P33"/>
      <text:p text:style-name="Standard">C: =Array von I Entitätsobjektpaare/Dokumentenpaare (Menge von Dokumentpaare, die vorher<text:s/>in BD4B auf Ähnlichkeit geprüft waren)</text:p>
      <text:p text:style-name="Standard">I: = Array von zwei Dokumente (Dokumentenpaar)</text:p>
      <text:p text:style-name="Standard"/>
      <text:p text:style-name="Standard"><text:tab/>t: = Ähnlichkeitsgrenzwert für die zu vergleichenden Dokumentenpaare</text:p>
      <text:p text:style-name="Standard"><text:tab/>a: = Abrufsparameter</text:p>
      <text:p text:style-name="Standard"><text:tab/>g: = Genauigkeitsparameter</text:p>
      <text:p text:style-name="Standard"><text:tab/>e: = Genauigkeitsparameter</text:p>
      <text:p text:style-name="Standard">int n: = Anzahl an Hashes</text:p>
      <text:p text:style-name="Standard">int m: = Übereinstimmung von Dokumenten</text:p>
      <text:p text:style-name="Standard">M (m, n): = Ereignis von m Übereinstimmungen aus den n ersten Hashes</text:p>
      <text:p text:style-name="Standard">Boolean istbeschnitten: Variable zum Prüfen ob ein Entitätspaar/Dokumentenpaar beschnitten wurde oder nicht<text:s/></text:p>
      <text:p text:style-name="Standard"/>
      <text:p text:style-name="Standard">String x, y = Entitäten/Dokumenten von Array I</text:p>
      <text:p text:style-name="Standard"><text:span text:style-name="T34">for all<text:s/></text:span>I [x, y]<text:s/><text:span text:style-name="T35">∈</text:span><text:s/>C<text:s/><text:span text:style-name="T36">do</text:span></text:p>
      <text:p text:style-name="Standard"><text:tab/>n = 0</text:p>
      <text:p text:style-name="Standard"><text:tab/>m = 0</text:p>
      <text:p text:style-name="Standard"><text:tab/>istbeschnitten = false</text:p>
      <text:p text:style-name="P37"><text:span text:style-name="T38">While</text:span><text:s/>True<text:s/><text:span text:style-name="T39">do</text:span></text:p>
      <text:p text:style-name="P40"><text:tab/><text:tab/>m = m + Summe von n zu n + k von Hi(x). compareto(Hi(y)) (Summe von allen übereinstimmenden Hashes für ein Dokumentenpaar)</text:p>
      <text:p text:style-name="P41"><text:s/><text:tab/>n = n + k</text:p>
      <text:p text:style-name="P42"><text:tab/><text:span text:style-name="T43"><text:s/>if</text:span><text:s/>Pr[S&gt;=t |M (m, n)] &lt; a<text:s/><text:span text:style-name="T44">then</text:span></text:p>
      <text:soft-page-break/>
      <text:p text:style-name="P45"><text:span text:style-name="T46"><text:tab/></text:span><text:span text:style-name="T47"><text:tab/></text:span>istbeschnitten = true</text:p>
      <text:p text:style-name="P48"><text:tab/><text:tab/><text:span text:style-name="T49">break<text:s/></text:span>(beschneide die Dokumentenpaare)</text:p>
      <text:p text:style-name="P50"><text:tab/><text:s/><text:span text:style-name="T51">end if</text:span></text:p>
      <text:p text:style-name="P52"><text:span text:style-name="T53"><text:tab/></text:span><text:s/><draw:frame draw:style-name="a1" text:anchor-type="as-char" svg:x="0in" svg:y="0in" svg:width="0.09167in" svg:height="0.20833in" style:rel-width="scale" style:rel-height="scale"><draw:object xlink:href="Object 2/" xlink:type="simple" xlink:show="embed" xlink:actuate="onLoad"/></draw:frame>=<draw:frame draw:style-name="a2" text:anchor-type="as-char" svg:x="0in" svg:y="0in" svg:width="3.31667in" svg:height="0.21667in" style:rel-width="scale" style:rel-height="scale"><draw:object xlink:href="Object 3/" xlink:type="simple" xlink:show="embed" xlink:actuate="onLoad"/></draw:frame><text:s/>p (s| M (m, n)) (Ähnlichkeitswert mit dem höchsten Prior</text:p>
      <text:p text:style-name="P54">Wahrscheinlichkeit)</text:p>
      <text:p text:style-name="P55"><text:tab/><text:span text:style-name="T56">if</text:span><text:s/>Pr [|S −<text:s/><draw:frame draw:style-name="a3" text:anchor-type="as-char" svg:x="0in" svg:y="0in" svg:width="0.09167in" svg:height="0.20833in" style:rel-width="scale" style:rel-height="scale"><draw:object xlink:href="Object 4/" xlink:type="simple" xlink:show="embed" xlink:actuate="onLoad"/></draw:frame><text:s/>|M (m, n) &lt; g] &lt; e (Wahrscheinlichkeit, dass der Ähnlichkeitsschätzwert<text:s/><draw:frame draw:style-name="a4" text:anchor-type="as-char" svg:x="0in" svg:y="0in" svg:width="0.09167in" svg:height="0.20833in" style:rel-width="scale" style:rel-height="scale"><draw:object xlink:href="Object 5/" xlink:type="simple" xlink:show="embed" xlink:actuate="onLoad"/></draw:frame><text:s/>innerhalb von g der wahren Ähnlichkeit liegt)<text:s/><text:span text:style-name="T57">then</text:span></text:p>
      <text:p text:style-name="P58"><text:tab/><text:tab/><text:s text:c="3"/>break</text:p>
      <text:p text:style-name="P59"><text:tab/><text:tab/>end if</text:p>
      <text:p text:style-name="P60">end while</text:p>
      <text:p text:style-name="P61"/>
      <text:p text:style-name="P62"><text:span text:style-name="T63">if</text:span><text:s/>istbeschnitten == false<text:s/><text:span text:style-name="T64">then</text:span></text:p>
      <text:p text:style-name="P65"><text:span text:style-name="T66"><text:tab/></text:span>O = O.add (I (x, y),<text:s/><draw:frame draw:style-name="a5" text:anchor-type="as-char" svg:x="0in" svg:y="0in" svg:width="0.09167in" svg:height="0.20833in" style:rel-width="scale" style:rel-height="scale"><draw:object xlink:href="Object 6/" xlink:type="simple" xlink:show="embed" xlink:actuate="onLoad"/></draw:frame>)</text:p>
      <text:p text:style-name="P67">end if</text:p>
      <text:p text:style-name="P68">end for</text:p>
      <text:p text:style-name="P69"><text:span text:style-name="T70">Return<text:s/></text:span>O</text:p>
      <text:p text:style-name="P71"/>
      <text:p text:style-name="P72"><text:tab/></text:p>
      <text:p text:style-name="P73"/>
      <text:p text:style-name="Standard"><text:s/>[LRL14] <text:s/><text:a xlink:href="http://infolab.stanford.edu/~ullman/mmds/book.pdf" office:target-frame-name="_top" xlink:show="replace"><text:span text:style-name="Hyperlink">http://infolab.stanford.edu/~ullman/mmds/book.pdf</text:span></text:a><text:s/>(S. 89)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isabeth Mpessa</dc:creator>
    <meta:creation-date>2018-05-29T15:43:00Z</meta:creation-date>
    <dc:date>2018-06-12T15:22:00Z</dc:date>
    <meta:template xlink:href="Normal" xlink:type="simple"/>
    <meta:editing-cycles>37</meta:editing-cycles>
    <meta:editing-duration>PT0S</meta:editing-duration>
    <meta:document-statistic meta:page-count="2" meta:paragraph-count="4" meta:word-count="341" meta:character-count="2486" meta:row-count="17" meta:non-whitespace-character-count="2149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3/content.xml><?xml version="1.0" encoding="utf-8"?>
<mml:math xmlns:mml="http://www.w3.org/1998/Math/MathML" xmlns:m="http://schemas.openxmlformats.org/officeDocument/2006/math">
  <mml:mi mathvariant="normal"> </mml:mi>
  <mml:msub>
    <mml:mrow>
      <mml:mrow>
        <mml:mrow>
          <mml:mi mathvariant="normal">arg</mml:mi>
        </mml:mrow>
        <mml:mo>⁡</mml:mo>
        <mml:mrow/>
      </mml:mrow>
      <mml:mi>m</mml:mi>
      <mml:mi>a</mml:mi>
      <mml:mi>x</mml:mi>
    </mml:mrow>
    <mml:mrow>
      <mml:mi>s</mml:mi>
    </mml:mrow>
  </mml:msub>
</mml:math>
</file>

<file path=Object 4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6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